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d307a" officeooo:paragraph-rsid="000d307a"/>
    </style:style>
    <style:style style:name="P7" style:family="paragraph" style:parent-style-name="Standard">
      <style:text-properties style:text-underline-style="solid" style:text-underline-width="auto" style:text-underline-color="font-color" officeooo:rsid="00063182" officeooo:paragraph-rsid="00063182"/>
    </style:style>
    <style:style style:name="P8"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9"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1"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2"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13"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14" style:family="paragraph" style:parent-style-name="Standard">
      <style:text-properties officeooo:rsid="000dffdc" officeooo:paragraph-rsid="000dffdc"/>
    </style:style>
    <style:style style:name="P15" style:family="paragraph" style:parent-style-name="Standard">
      <style:text-properties officeooo:rsid="000f53db" officeooo:paragraph-rsid="000f53db"/>
    </style:style>
    <style:style style:name="P16" style:family="paragraph" style:parent-style-name="Standard">
      <style:text-properties officeooo:rsid="00063182" officeooo:paragraph-rsid="000d307a"/>
    </style:style>
    <style:style style:name="P17" style:family="paragraph" style:parent-style-name="Standard">
      <style:text-properties officeooo:rsid="000fe824" officeooo:paragraph-rsid="000fe824"/>
    </style:style>
    <style:style style:name="P18" style:family="paragraph" style:parent-style-name="Standard">
      <style:text-properties officeooo:paragraph-rsid="000fe824"/>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fo:color="#ffffff" loext:opacity="100%" style:font-name="Consolas" fo:font-size="12pt" style:font-size-asian="12pt" fo:background-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ulti-Word-Int</text:p>
      <text:p text:style-name="P5">Multi-Word-Int is a large integer library for the Free Pascal compiler.</text:p>
      <text:p text:style-name="P5">It is written entirely in Pascal, works in both 32bit and 64bit environments, so should be portable to any platform that is targeted by the compiler.</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9"><text:span text:style-name="T9">Large </text:span><text:span text:style-name="T8">Integer Types</text:span></text:p>
      <text:p text:style-name="P1">The large integer types provided are:</text:p>
      <text:p text:style-name="P1">Multi_Int_X2 :<text:tab/>fixed 2 word integer</text:p>
      <text:p text:style-name="P1">In a 64bit environment this equals 128 bits, in a 32bit environment this equals 64 bits.</text:p>
      <text:p text:style-name="P1">Multi_Int_X3 :<text:tab/><text:span text:style-name="T7">f</text:span>ixed 3 word integer</text:p>
      <text:p text:style-name="P1">In a 64bit environment this equals 192 bits, in a 32bit environment this equals 96 bits.</text:p>
      <text:p text:style-name="P1">Multi_Int_X4 :<text:tab/>fixed 4 word integer</text:p>
      <text:p text:style-name="P1">In a 64bit environment this equals 256 bits, in a 32bit environment this equals 128 bits.</text:p>
      <text:p text:style-name="P1">Multi_Int_XV :<text:tab/><text:span text:style-name="T7">u</text:span>ser definable multiple word integer</text:p>
      <text:p text:style-name="P4">The size of this type is defined by the calling code in a parameter to the initialisation procedure; this is in half-words. So, if you specify 128, this equals 64 whole words, which equals 4096 bits <text:span text:style-name="T1">in a 64bit environment</text:span>. Set this size to be the maximum you need for your application. The larger the size specified, the slower the calculations become. There is a default size that is defined if the initialisation procedure is not called. <text:s/>The types Multi_Int_X2, Multi_Int_X3 and Multi_Int_X4 are provided for maximum speed<text:span text:style-name="T7">, t</text:span>he Multi_Int_XV type is provided for maximum flexibility. </text:p>
      <text:p text:style-name="P12">Operators</text:p>
      <text:p text:style-name="P1">The following arithmetical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xor :<text:tab/></text:span>exclusive-or</text:p>
      <text:p text:style-name="P1"><text:span text:style-name="T7">mod :<text:tab/></text:span>modulo</text:p>
      <text:p text:style-name="P1"><text:span text:style-name="T7">** : <text:tab/></text:span>power</text:p>
      <text:p text:style-name="P1"><text:span text:style-name="T7">abs :<text:tab/></text:span>absolute <text:span text:style-name="T7">value</text:span></text:p>
      <text:p text:style-name="P1">The standard comparison/logical operators are provided:</text:p>
      <text:p text:style-name="P4"><text:s text:c="2"/>= <text:s/><text:span text:style-name="T7">equals</text:span></text:p>
      <text:p text:style-name="P4"><text:s/>&lt;&gt; <text:s/><text:span text:style-name="T7">not-equals</text:span></text:p>
      <text:p text:style-name="P4"><text:s/>&gt; <text:span text:style-name="T7">greater-than</text:span></text:p>
      <text:p text:style-name="P4"><text:s/>&gt;= <text:span text:style-name="T7">greater-than-or-equal-to</text:span></text:p>
      <text:p text:style-name="P4"><text:s/>&lt; <text:span text:style-name="T7">less-than</text:span> </text:p>
      <text:p text:style-name="P4">&lt;= <text:span text:style-name="T7">less-than-or-equal-to</text:span></text:p>
      <text:p text:style-name="P1">These can be used in expressions in the same was as standard built-in integers.</text:p>
      <text:p text:style-name="P11">Type Conversion</text:p>
      <text:p text:style-name="P1">Conversion to/from other types is automatic/implicit, for the following types:</text:p>
      <text:p text:style-name="P1">to/from integers</text:p>
      <text:p text:style-name="P1">to/from real</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7">Explicit conversion to/from other types <text:span text:style-name="T5">is provided </text:span>for the following types:</text:p>
      <text:p text:style-name="P1"><text:soft-page-break/>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17">One has to be careful when using implicit type/value conversions. When using a numeric type or literal that is greater than a standard integer maximum value, the compiler will asume (or implicitly cast to) a float type, then assign that float value to the Multi_Int, and lose a significant amount of precision. An example is the following assignment:</text:p>
      <text:p text:style-name="P17">var V:Multi_Int;</text:p>
      <text:p text:style-name="P17">V:=18446744073709551616; <text:s/>// this value is 1 greater than the maximum amount that a uint64 type can contain.</text:p>
      <text:p text:style-name="P18">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17">var V:Multi_Int;</text:p>
      <text:p text:style-name="P17">V:=’18446744073709551616’; <text:s/>// this value is correctly assigned, with no loss of precision.</text:p>
      <text:p text:style-name="P17">Explicit casting like this <text:s/>V:=Multi_Int(18446744073709551616); does not help, because the literal 18446744073709551616 is interpreted as a floating point value before being passed to the cast function.</text:p>
      <text:p text:style-name="P11">Other operations/functions</text:p>
      <text:p text:style-name="P1">The following operations/functions are provided:</text:p>
      <text:p text:style-name="P1">Odd(v)</text:p>
      <text:p text:style-name="P1">Even(v)</text:p>
      <text:p text:style-name="P1">SqRoot(v,result,remainder)</text:p>
      <text:p text:style-name="P1">Abs(v)</text:p>
      <text:p text:style-name="P1">ShiftUp(v, Nbits)<text:tab/><text:tab/><text:span text:style-name="T5">bit shift towards the most significant end</text:span></text:p>
      <text:p text:style-name="P3">ShiftDown(v, Nbits)<text:tab/><text:tab/><text:span text:style-name="T5">bit shift towards the least significant end</text:span></text:p>
      <text:p text:style-name="P3">RotateUp(v, Nbits)<text:tab/><text:tab/><text:span text:style-name="T5">bit rotate towards the most significant end</text:span></text:p>
      <text:p text:style-name="P3">RotateDown(v, Nbits)<text:tab/><text:tab/><text:span text:style-name="T5">bit rotate towards the least significant end</text:span></text:p>
      <text:p text:style-name="P3">If the SqRoot (square root) function cannot give an exact result, it rounds down, and gives a remainder. <text:span text:style-name="T5">The usefulness of the </text:span>RotateUp <text:span text:style-name="T5">and </text:span>Rotat<text:span text:style-name="T5">eDown procedures is debatable. I created them because I thought I would use them, then did not use them. But it seemed a bit sad to throw away the code.</text:span></text:p>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1">Constants</text:p>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0">Exceptions</text:p>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text:soft-page-break/>which can be checked explicitly in the calling code. The unit also exports a boolean variable named Multi_Int_OVERFLOW_ERROR, which is also set after any operation that generates an overflow error. <text:s/>The Defined and Overload attributes and the Multi_Int_OVERFLOW_ERROR variable are always set, even if Multi_Int_RAISE_EXCEPTIONS_ENABLED variable is set to FALSE. If Multi_Int_RAISE_EXCEPTIONS_ENABLED is FALSE, the Defined and Overload attributes and the Multi_Int_OVERFLOW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OVERFLOW_ERROR variable.</text:p>
      <text:p text:style-name="P11">Technical Notes</text:p>
      <text:p text:style-name="P1">The code will only compile &amp; work correctly in Delphi mode. The <text:span text:style-name="T7">unit will not work correctly if compiled in ObjFPC with </text:span>"advancedrecords" mode. <text:span text:style-name="T7">However, the calling code does not have to be in Delphi mode.</text:span></text:p>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Multi_Init_Initialisation should only be called once, before any Multi_Int variables are used. If called a second time after <text:s/>Multi_Int variables have been created/used, the results could be unpredictable. Further testing/checks are needed in this area. A variable named Multi_Int_ALLOW_UNLIMITED_INITIALISATIONS can be set, which will allow unlimited calls to the Multi_Init_Initialisation, but this is intended only for building test suites, and is not recommended <text:span text:style-name="T5">for normal use</text:span>.</text:p>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6">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15">There are two defines in the source code {$define Overflow_Checks} and {$define extended_inc_operator} which most people can ignore. {$define extended_inc_operator} causes the code to attempt to overload the two-parameter Inc operator/procedure, which does not work on all versions of the compiler. {$define Overflow_Checks} is now probably redundant, and can be ignored.</text:p>
      <text:p text:style-name="P1"><text:soft-page-break/>The library code import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o/from standard boolean values, <text:span text:style-name="T2">where possible</text:span>.</text:p>
      <text:p text:style-name="P1">Here is a small Demo Program...</text:p>
      <text:p text:style-name="P13">(*----------------------------*)</text:p>
      <text:p text:style-name="P13">Program hello_multi_int;</text:p>
      <text:p text:style-name="P13">uses Multi_Int;</text:p>
      <text:p text:style-name="P13">type Big_Int= Multi_int_XV;</text:p>
      <text:p text:style-name="P13">var<text:tab/>N,P,R,Q<text:tab/>: Big_Int;</text:p>
      <text:p text:style-name="P13">begin</text:p>
      <text:p text:style-name="P13">// literal numbers &gt; 64bit MAXINT can be specified as strings</text:p>
      <text:p text:style-name="P13">N:= '340282366920938463463374607431768211455'; <text:s/>// equals ((2 ** 128) - 1)</text:p>
      <text:p text:style-name="P13">P:= ((Big_Int(2) ** Big_Int(128)) – 1); // sometimes explicit type casting is necessary</text:p>
      <text:p text:style-name="P13">if ((P - N) &lt;&gt; 0) then writeln('Fail!');</text:p>
      <text:p text:style-name="P13">P:= (N ** 2);</text:p>
      <text:p text:style-name="P13">R:= (P div N);</text:p>
      <text:p text:style-name="P13">if (R &lt;&gt; N) then writeln('Fail!')</text:p>
      <text:p text:style-name="P13">else writeln('R = N = ',R.ToStr);</text:p>
      <text:p text:style-name="P13">sqroot(P,R,Q);</text:p>
      <text:p text:style-name="P13">if (R &lt;&gt; N) or (Q &lt;&gt; 0)</text:p>
      <text:p text:style-name="P13">then writeln('Fail!')</text:p>
      <text:p text:style-name="P13">else writeln('Hex R = N = ',R.ToHex);</text:p>
      <text:p text:style-name="P13">end.</text:p>
      <text:p text:style-name="P13">(*----------------------------*)</text:p>
      <text:p text:style-name="P13"/>
      <text:p text:style-name="P14">Documentation v1.0</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3-12-21T23:38:00.556000000</dc:date>
    <meta:editing-duration>PT7H3M3S</meta:editing-duration>
    <meta:editing-cycles>31</meta:editing-cycles>
    <meta:generator>LibreOffice/7.5.5.2$Windows_X86_64 LibreOffice_project/ca8fe7424262805f223b9a2334bc7181abbcbf5e</meta:generator>
    <meta:document-statistic meta:table-count="0" meta:image-count="0" meta:object-count="0" meta:page-count="4" meta:paragraph-count="127" meta:word-count="1440" meta:character-count="9530" meta:non-whitespace-character-count="8173"/>
  </office:meta>
</office:document-meta>
</file>